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0.5pt" fo:font-weight="normal" style:font-size-asian="9.14999961853027pt" style:font-weight-asian="normal" style:font-size-complex="10.5pt" style:font-weight-complex="normal"/>
    </style:style>
    <style:style style:name="P3" style:family="paragraph" style:parent-style-name="Standard">
      <style:text-properties fo:font-size="10.5pt" fo:font-weight="normal" officeooo:paragraph-rsid="000c0136" style:font-size-asian="9.14999961853027pt" style:font-weight-asian="normal" style:font-size-complex="10.5pt" style:font-weight-complex="normal"/>
    </style:style>
    <style:style style:name="P4" style:family="paragraph" style:parent-style-name="Standard">
      <style:text-properties style:font-name="serif" fo:font-size="10.5pt" fo:font-weight="normal" officeooo:paragraph-rsid="000c0136" style:font-size-asian="9.14999961853027pt" style:font-weight-asian="normal" style:font-size-complex="10.5pt" style:font-weight-complex="normal"/>
    </style:style>
    <style:style style:name="P5" style:family="paragraph" style:parent-style-name="Standard">
      <style:text-properties fo:font-size="10.5pt" fo:font-weight="normal" officeooo:paragraph-rsid="0013f8b5" style:font-size-asian="9.14999961853027pt" style:font-weight-asian="normal" style:font-size-complex="10.5pt" style:font-weight-complex="normal"/>
    </style:style>
    <style:style style:name="P6" style:family="paragraph" style:parent-style-name="Standard">
      <style:text-properties fo:font-size="10.5pt" fo:font-weight="normal" officeooo:paragraph-rsid="001ad728" style:font-size-asian="9.14999961853027pt" style:font-weight-asian="normal" style:font-size-complex="10.5pt" style:font-weight-complex="normal"/>
    </style:style>
    <style:style style:name="P7" style:family="paragraph" style:parent-style-name="Standard">
      <style:text-properties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text-properties fo:font-size="10.5pt" fo:font-weight="bold" officeooo:paragraph-rsid="000c0136" style:font-size-asian="10.5pt" style:font-weight-asian="bold" style:font-size-complex="10.5pt" style:font-weight-complex="bold"/>
    </style:style>
    <style:style style:name="P9" style:family="paragraph" style:parent-style-name="Standard">
      <style:text-properties style:font-name="serif" fo:font-size="10.5pt" fo:font-weight="normal" officeooo:rsid="0016321c" officeooo:paragraph-rsid="000c0136" style:font-size-asian="9.14999961853027pt" style:font-weight-asian="normal" style:font-size-complex="10.5pt" style:font-weight-complex="normal"/>
    </style:style>
    <style:style style:name="P10" style:family="paragraph" style:parent-style-name="Standard">
      <style:text-properties style:font-name="serif" fo:font-size="10.5pt" fo:font-weight="normal" officeooo:rsid="000c0136" officeooo:paragraph-rsid="000c0136" style:font-size-asian="10.5pt" style:font-weight-asian="normal" style:font-size-complex="10.5pt" style:font-weight-complex="normal"/>
    </style:style>
    <style:style style:name="T1" style:family="text">
      <style:text-properties officeooo:rsid="000aa173"/>
    </style:style>
    <style:style style:name="T2" style:family="text">
      <style:text-properties style:font-name="serif"/>
    </style:style>
    <style:style style:name="T3" style:family="text">
      <style:text-properties style:font-name="serif" officeooo:rsid="000c0136"/>
    </style:style>
    <style:style style:name="T4" style:family="text">
      <style:text-properties officeooo:rsid="000e3fd5"/>
    </style:style>
    <style:style style:name="T5" style:family="text">
      <style:text-properties officeooo:rsid="0013f8b5"/>
    </style:style>
    <style:style style:name="T6" style:family="text">
      <style:text-properties officeooo:rsid="00199bb5"/>
    </style:style>
    <style:style style:name="T7" style:family="text">
      <style:text-properties officeooo:rsid="001ad728"/>
    </style:style>
    <style:style style:name="T8" style:family="text">
      <style:text-properties officeooo:rsid="001c21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<text:span text:style-name="T1">Using android to connect to ROS</text:span></text:p>
      <text:p text:style-name="P2">// <text:span text:style-name="T1">Open android studio</text:span></text:p>
      <text:p text:style-name="P2">// <text:span text:style-name="T1">Open android_core &gt; src &gt; android_core folder</text:span></text:p>
      <text:p text:style-name="P2">// <text:span text:style-name="T1">Go to android_tutorial_pubsub</text:span></text:p>
      <text:p text:style-name="P2">// <text:span text:style-name="T4">Connect to your phone using usb and run code, install app into the phone, disconnect the usb and phone</text:span></text:p>
      <text:p text:style-name="P5">// <text:span text:style-name="T5">Open the app on your phone, click on ‘Show advanced options’, click on ‘new public master’</text:span></text:p>
      <text:p text:style-name="P5">// <text:span text:style-name="T6">You’ll see the talker node start running on the phone</text:span></text:p>
      <text:p text:style-name="P6">// <text:span text:style-name="T6">Now in terminal enter $ export ROS_MASTER_URI=</text:span><text:a xlink:type="simple" xlink:href="http://192.168.1.1:11311/" text:style-name="Internet_20_link" text:visited-style-name="Visited_20_Internet_20_Link"><text:span text:style-name="T6">http://192.168.1.1:11311/</text:span></text:a></text:p>
      <text:p text:style-name="P6">// <text:span text:style-name="T7">Note that 192.168.1.1 is the IP address of your smartphone which you should check</text:span></text:p>
      <text:p text:style-name="P6">// <text:span text:style-name="T7">Then run $ rosnode list</text:span></text:p>
      <text:p text:style-name="P6">// <text:span text:style-name="T7">If you see: /android_gingerbread/ros_text_view</text:span></text:p>
      <text:p text:style-name="P6"><text:span text:style-name="T7">// This means that your laptop has successfully connected to the ROS master running on your phone</text:span></text:p>
      <text:p text:style-name="P2"/>
      <text:p text:style-name="P4">When ‘android_tutorial_pubsub’ is executed, the device publishes ‘Hello world!’ followed by increasing number as a type of ‘std_msgs::String’. </text:p>
      <text:p text:style-name="P4">Now, let’s subscribe to a string that the device publishes on your computer. </text:p>
      <text:p text:style-name="P3"><text:span text:style-name="T2">If you look at the ‘/chatter’ topic using the ‘rostopic echo’ command as described previously, you can see that the topic is being published as follo</text:span><text:span text:style-name="T3">ws.</text:span></text:p>
      <text:p text:style-name="P9"/>
      <text:p text:style-name="P10">$ rostopic echo /chatter</text:p>
      <text:p text:style-name="P10">data: Hello world! 96</text:p>
      <text:p text:style-name="P10">---</text:p>
      <text:p text:style-name="P10">data: Hello world! 97</text:p>
      <text:p text:style-name="P10">---</text:p>
      <text:p text:style-name="P10">data: Hello world! 98</text:p>
      <text:p text:style-name="P10">---</text:p>
      <text:p text:style-name="P10">data: Hello world! 99</text:p>
      <text:p text:style-name="P10">---</text:p>
      <text:p text:style-name="P10">data: Hello world! 100</text:p>
      <text:p text:style-name="P10">---</text:p>
      <text:p text:style-name="P10">data: Hello world! 101</text:p>
      <text:p text:style-name="P10">---</text:p>
      <text:p text:style-name="P10"/>
      <text:p text:style-name="P8">// <text:span text:style-name="T8">Now we just need to find a way to send publisher nodes to control the robot instead of string messages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14:18:45.924033013</meta:creation-date>
    <dc:date>2020-07-06T16:03:15.654858251</dc:date>
    <meta:editing-duration>PT51M28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29" meta:word-count="234" meta:character-count="1367" meta:non-whitespace-character-count="1160"/>
  </office:meta>
</office:document-meta>
</file>